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Tipodeletrapredefinidodoparágrafo" style:family="text">
      <style:text-properties fo:language="en" fo:country="US"/>
    </style:style>
    <style:style style:name="T20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NormalWeb" style:family="paragraph">
      <style:paragraph-properties fo:margin-bottom="0in" fo:line-height="100%"/>
      <style:text-properties fo:language="en" fo:country="US"/>
    </style:style>
    <style:style style:name="P22" style:parent-style-name="TableContents" style:family="paragraph">
      <style:paragraph-properties fo:margin-top="0.1666in"/>
    </style:style>
    <style:style style:name="T23" style:parent-style-name="Tipodeletrapredefinidodoparágrafo" style:family="text">
      <style:text-properties fo:language="pl" fo:country="PL"/>
    </style:style>
    <style:style style:name="T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0pt" fo:language="en" fo:country="US" style:language-asian="pt" style:country-asian="PT" style:language-complex="ar" style:country-complex="SA"/>
    </style:style>
    <style:style style:name="TableColumn26" style:family="table-column">
      <style:table-column-properties style:column-width="2.9493in" style:use-optimal-column-width="false"/>
    </style:style>
    <style:style style:name="TableColumn27" style:family="table-column">
      <style:table-column-properties style:column-width="2.9493in" style:use-optimal-column-width="false"/>
    </style:style>
    <style:style style:name="Table25" style:family="table">
      <style:table-properties style:width="5.8986in" style:rel-width="100%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3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ableColumn40" style:family="table-column">
      <style:table-column-properties style:column-width="2.1013in" style:use-optimal-column-width="false"/>
    </style:style>
    <style:style style:name="TableColumn41" style:family="table-column">
      <style:table-column-properties style:column-width="0.7333in" style:use-optimal-column-width="false"/>
    </style:style>
    <style:style style:name="Table39" style:family="table">
      <style:table-properties style:width="2.8347in" fo:margin-left="0in" table: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4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4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50" style:parent-style-name="Tipodeletrapredefinidodoparágrafo" style:family="text">
      <style:text-properties style:font-name="Calibri" style:font-name-complex="Calibri"/>
    </style:style>
    <style:style style:name="T5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5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5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5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end"/>
    </style:style>
    <style:style style:name="T5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60" style:parent-style-name="Tipodeletrapredefinidodoparágrafo" style:family="text">
      <style:text-properties style:font-name="Calibri" style:font-name-complex="Calibri"/>
    </style:style>
    <style:style style:name="T6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Column66" style:family="table-column">
      <style:table-column-properties style:column-width="2.1013in" style:use-optimal-column-width="false"/>
    </style:style>
    <style:style style:name="TableColumn67" style:family="table-column">
      <style:table-column-properties style:column-width="0.7333in" style:use-optimal-column-width="false"/>
    </style:style>
    <style:style style:name="Table65" style:family="table">
      <style:table-properties style:width="2.8347in" fo:margin-left="0in" table: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7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7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7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/>
    </style:style>
    <style:style style:name="T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76" style:parent-style-name="Tipodeletrapredefinidodoparágrafo" style:family="text">
      <style:text-properties style:font-name="Calibri" style:font-name-complex="Calibri"/>
    </style:style>
    <style:style style:name="T7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8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8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end"/>
    </style:style>
    <style:style style:name="T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86" style:parent-style-name="Tipodeletrapredefinidodoparágrafo" style:family="text">
      <style:text-properties style:font-name="Calibri" style:font-name-complex="Calibri"/>
    </style:style>
    <style:style style:name="T8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9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Column99" style:family="table-column">
      <style:table-column-properties style:column-width="2.1013in" style:use-optimal-column-width="false"/>
    </style:style>
    <style:style style:name="TableColumn100" style:family="table-column">
      <style:table-column-properties style:column-width="0.7333in" style:use-optimal-column-width="false"/>
    </style:style>
    <style:style style:name="Table98" style:family="table">
      <style:table-properties style:width="2.8347in" fo:margin-left="0in" table: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10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0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0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/>
    </style:style>
    <style:style style:name="T10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09" style:parent-style-name="Tipodeletrapredefinidodoparágrafo" style:family="text">
      <style:text-properties style:font-name="Calibri" style:font-name-complex="Calibri"/>
    </style:style>
    <style:style style:name="T11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T11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1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1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end"/>
    </style:style>
    <style:style style:name="T11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19" style:parent-style-name="Tipodeletrapredefinidodoparágrafo" style:family="text">
      <style:text-properties style:font-name="Calibri" style:font-name-complex="Calibri"/>
    </style:style>
    <style:style style:name="T1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olumn126" style:family="table-column">
      <style:table-column-properties style:column-width="2.1013in" style:use-optimal-column-width="false"/>
    </style:style>
    <style:style style:name="TableColumn127" style:family="table-column">
      <style:table-column-properties style:column-width="0.7333in" style:use-optimal-column-width="false"/>
    </style:style>
    <style:style style:name="Table125" style:family="table">
      <style:table-properties style:width="2.8347in" fo:margin-left="0in" table: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T13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3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3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/>
    </style:style>
    <style:style style:name="T13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36" style:parent-style-name="Tipodeletrapredefinidodoparágrafo" style:family="text">
      <style:text-properties style:font-name="Calibri" style:font-name-complex="Calibri"/>
    </style:style>
    <style:style style:name="T13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14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4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4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end"/>
    </style:style>
    <style:style style:name="T14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46" style:parent-style-name="Tipodeletrapredefinidodoparágrafo" style:family="text">
      <style:text-properties style:font-name="Calibri" style:font-name-complex="Calibri"/>
    </style:style>
    <style:style style:name="T14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  <style:style style:name="T153" style:parent-style-name="Tipodeletrapredefinidodoparágrafo" style:family="text"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154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ableColumn160" style:family="table-column">
      <style:table-column-properties style:column-width="2.0812in" style:use-optimal-column-width="false"/>
    </style:style>
    <style:style style:name="TableColumn161" style:family="table-column">
      <style:table-column-properties style:column-width="0.5437in" style:use-optimal-column-width="false"/>
    </style:style>
    <style:style style:name="Table159" style:family="table">
      <style:table-properties style:width="2.625in" fo:margin-left="0in" table: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T16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6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6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end"/>
    </style:style>
    <style:style style:name="T16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70" style:parent-style-name="Tipodeletrapredefinidodoparágrafo" style:family="text">
      <style:text-properties style:font-name="Calibri" style:font-name-complex="Calibri"/>
    </style:style>
    <style:style style:name="T17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T17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7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7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end"/>
    </style:style>
    <style:style style:name="T17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0" style:parent-style-name="Tipodeletrapredefinidodoparágrafo" style:family="text">
      <style:text-properties style:font-name="Calibri" style:font-name-complex="Calibri"/>
    </style:style>
    <style:style style:name="T18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83" style:parent-style-name="Normal" style:family="paragraph">
      <style:paragraph-properties fo:text-align="center"/>
    </style:style>
    <style:style style:name="P184" style:parent-style-name="Normal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center"/>
    </style:style>
    <style:style style:name="TableColumn188" style:family="table-column">
      <style:table-column-properties style:column-width="0.9222in" style:use-optimal-column-width="false"/>
    </style:style>
    <style:style style:name="TableColumn189" style:family="table-column">
      <style:table-column-properties style:column-width="1.7027in" style:use-optimal-column-width="false"/>
    </style:style>
    <style:style style:name="Table187" style:family="table">
      <style:table-properties style:width="2.625in" fo:margin-left="0in" table: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T19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end"/>
    </style:style>
    <style:style style:name="T19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6" style:parent-style-name="Tipodeletrapredefinidodoparágrafo" style:family="text">
      <style:text-properties style:font-name="Calibri" style:font-name-complex="Calibri"/>
    </style:style>
    <style:style style:name="T19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T20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end"/>
    </style:style>
    <style:style style:name="T20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04" style:parent-style-name="Tipodeletrapredefinidodoparágrafo" style:family="text">
      <style:text-properties style:font-name="Calibri" style:font-name-complex="Calibri"/>
    </style:style>
    <style:style style:name="T205" style:parent-style-name="Tipodeletrapredefinidodoparágrafo" style:family="text">
      <style:text-properties style:font-name="Calibri" style:font-name-complex="Calibri"/>
    </style:style>
    <style:style style:name="T206" style:parent-style-name="Tipodeletrapredefinidodoparágrafo" style:family="text">
      <style:text-properties style:font-name="Calibri" style:font-name-complex="Calibri"/>
    </style:style>
    <style:style style:name="T20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text-properties style:font-name="Calibri" style:font-name-complex="Calibri" fo:font-weight="bold" style:font-weight-asian="bold" fo:color="#006666" style:language-asian="pt" style:country-asian="PT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end"/>
    </style:style>
    <style:style style:name="T21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4" style:parent-style-name="Tipodeletrapredefinidodoparágrafo" style:family="text">
      <style:text-properties style:font-name="Calibri" style:font-name-complex="Calibri"/>
    </style:style>
    <style:style style:name="T215" style:parent-style-name="Tipodeletrapredefinidodoparágrafo" style:family="text">
      <style:text-properties style:font-name="Calibri" style:font-name-complex="Calibri"/>
    </style:style>
    <style:style style:name="T216" style:parent-style-name="Tipodeletrapredefinidodoparágrafo" style:family="text">
      <style:text-properties style:font-name="Calibri" style:font-name-complex="Calibri"/>
    </style:style>
    <style:style style:name="T21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Calibri" style:font-name-complex="Calibri" fo:font-weight="bold" style:font-weight-asian="bold" fo:color="#006666" style:language-asian="pt" style:country-asian="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end"/>
    </style:style>
    <style:style style:name="T22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4" style:parent-style-name="Tipodeletrapredefinidodoparágrafo" style:family="text">
      <style:text-properties style:font-name="Calibri" style:font-name-complex="Calibri"/>
    </style:style>
    <style:style style:name="T22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226" style:parent-style-name="Normal" style:family="paragraph">
      <style:paragraph-properties fo:text-align="center"/>
    </style:style>
    <style:style style:name="P227" style:parent-style-name="Normal" style:family="paragraph">
      <style:paragraph-properties fo:text-align="center"/>
    </style:style>
    <style:style style:name="P228" style:parent-style-name="TableContents" style:master-page-name="MP1" style:family="paragraph">
      <style:paragraph-properties fo:break-before="page"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231" style:parent-style-name="TableContents" style:family="paragraph">
      <style:paragraph-properties fo:margin-top="0.1666in"/>
      <style:text-properties fo:language="pl" fo:country="PL"/>
    </style:style>
    <style:style style:name="TableColumn233" style:family="table-column">
      <style:table-column-properties style:column-width="2.0729in"/>
    </style:style>
    <style:style style:name="TableColumn234" style:family="table-column">
      <style:table-column-properties style:column-width="1.8708in"/>
    </style:style>
    <style:style style:name="TableColumn235" style:family="table-column">
      <style:table-column-properties style:column-width="2.2993in"/>
    </style:style>
    <style:style style:name="TableColumn236" style:family="table-column">
      <style:table-column-properties style:column-width="1.7965in"/>
    </style:style>
    <style:style style:name="TableColumn237" style:family="table-column">
      <style:table-column-properties style:column-width="1.6784in"/>
    </style:style>
    <style:style style:name="Table232" style:family="table">
      <style:table-properties style:width="9.718in" style:rel-width="100%" fo:margin-left="0in" table:align="lef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style:language-asian="pt" style:country-asian="PT"/>
    </style:style>
    <style:style style:name="TableCell24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4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45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46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47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25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2" style:parent-style-name="Tipodeletrapredefinidodoparágrafo" style:family="text">
      <style:text-properties style:font-name="Calibri" style:font-name-complex="Calibri"/>
    </style:style>
    <style:style style:name="T25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/>
    </style:style>
    <style:style style:name="T25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7" style:parent-style-name="Tipodeletrapredefinidodoparágrafo" style:family="text">
      <style:text-properties style:font-name="Calibri" style:font-name-complex="Calibri"/>
    </style:style>
    <style:style style:name="T25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26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61" style:parent-style-name="Tipodeletrapredefinidodoparágrafo" style:family="text">
      <style:text-properties style:font-name="Calibri" style:font-name-complex="Calibri"/>
    </style:style>
    <style:style style:name="T26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63" style:parent-style-name="Tipodeletrapredefinidodoparágrafo" style:family="text">
      <style:text-properties style:font-name="Calibri" style:font-name-complex="Calibri"/>
    </style:style>
    <style:style style:name="T26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65" style:parent-style-name="Tipodeletrapredefinidodoparágrafo" style:family="text">
      <style:text-properties style:font-name="Calibri" style:font-name-complex="Calibri"/>
    </style:style>
    <style:style style:name="T26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67" style:parent-style-name="Tipodeletrapredefinidodoparágrafo" style:family="text">
      <style:text-properties style:font-name="Calibri" style:font-name-complex="Calibri"/>
    </style:style>
    <style:style style:name="TableCell268" style:family="table-cell">
      <style:table-cell-properties fo:border="0.0069in solid #000000" style:writing-mode="lr-tb" fo:padding-top="0in" fo:padding-left="0.0069in" fo:padding-bottom="0in" fo:padding-right="0.0069in"/>
    </style:style>
    <style:style style:name="T26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0" style:parent-style-name="Tipodeletrapredefinidodoparágrafo" style:family="text">
      <style:text-properties style:font-name="Calibri" style:font-name-complex="Calibri"/>
    </style:style>
    <style:style style:name="T27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72" style:family="table-cell">
      <style:table-cell-properties fo:border="0.0069in solid #000000" style:writing-mode="lr-tb" fo:padding-top="0in" fo:padding-left="0.0069in" fo:padding-bottom="0in" fo:padding-right="0.0069in"/>
    </style:style>
    <style:style style:name="T27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4" style:parent-style-name="Tipodeletrapredefinidodoparágrafo" style:family="text">
      <style:text-properties style:font-name="Calibri" style:font-name-complex="Calibri"/>
    </style:style>
    <style:style style:name="T2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27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9" style:parent-style-name="Tipodeletrapredefinidodoparágrafo" style:family="text">
      <style:text-properties style:font-name="Calibri" style:font-name-complex="Calibri"/>
    </style:style>
    <style:style style:name="T28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/>
    </style:style>
    <style:style style:name="T28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4" style:parent-style-name="Tipodeletrapredefinidodoparágrafo" style:family="text">
      <style:text-properties style:font-name="Calibri" style:font-name-complex="Calibri"/>
    </style:style>
    <style:style style:name="T2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28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8" style:parent-style-name="Tipodeletrapredefinidodoparágrafo" style:family="text">
      <style:text-properties style:font-name="Calibri" style:font-name-complex="Calibri"/>
    </style:style>
    <style:style style:name="T28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90" style:parent-style-name="Tipodeletrapredefinidodoparágrafo" style:family="text">
      <style:text-properties style:font-name="Calibri" style:font-name-complex="Calibri"/>
    </style:style>
    <style:style style:name="T29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92" style:parent-style-name="Tipodeletrapredefinidodoparágrafo" style:family="text">
      <style:text-properties style:font-name="Calibri" style:font-name-complex="Calibri"/>
    </style:style>
    <style:style style:name="T29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94" style:parent-style-name="Tipodeletrapredefinidodoparágrafo" style:family="text">
      <style:text-properties style:font-name="Calibri" style:font-name-complex="Calibri"/>
    </style:style>
    <style:style style:name="TableCell295" style:family="table-cell">
      <style:table-cell-properties fo:border="0.0069in solid #000000" style:writing-mode="lr-tb" fo:padding-top="0in" fo:padding-left="0.0069in" fo:padding-bottom="0in" fo:padding-right="0.0069in"/>
    </style:style>
    <style:style style:name="T29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97" style:parent-style-name="Tipodeletrapredefinidodoparágrafo" style:family="text">
      <style:text-properties style:font-name="Calibri" style:font-name-complex="Calibri"/>
    </style:style>
    <style:style style:name="T29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99" style:family="table-cell">
      <style:table-cell-properties fo:border="0.0069in solid #000000" style:writing-mode="lr-tb" fo:padding-top="0in" fo:padding-left="0.0069in" fo:padding-bottom="0in" fo:padding-right="0.0069in"/>
    </style:style>
    <style:style style:name="T30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301" style:parent-style-name="Tipodeletrapredefinidodoparágrafo" style:family="text">
      <style:text-properties style:font-name="Calibri" style:font-name-complex="Calibri"/>
    </style:style>
    <style:style style:name="T30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303" style:parent-style-name="NormalWeb" style:family="paragraph">
      <style:paragraph-properties fo:margin-bottom="0in" fo:line-height="100%"/>
      <style:text-properties fo:font-weight="bold" style:font-weight-asian="bold" fo:font-size="14pt" style:font-size-asian="14pt" fo:language="fr" fo:country="FR"/>
    </style:style>
    <style:style style:family="graphic" style:name="a0">
      <style:graphic-properties style:wrap="parallel" style:wrap-contour="false" draw:fill="none" draw:stroke="solid" svg:stroke-width="0.00806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z-index="251658240" draw:id="id0" draw:style-name="a0" draw:name="Grupo 23" text:anchor-type="paragraph"><svg:title/><svg:desc/><draw:enhanced-geometry draw:path-stretchpoint-y="21600" draw:type="non-primitive" svg:viewBox="0 0 5524500 21600" draw:enhanced-path="M ?f7 ?f7 L ?f8 ?f7 N" draw:text-areas="?f14 ?f22 ?f16 ?f21" draw:glue-points="?f14 ?f22 ?f16 ?f2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524500"/><draw:equation draw:name="f9" draw:formula="?f7 - ?f7"/><draw:equation draw:name="f10" draw:formula="?f8 - ?f7"/><draw:equation draw:name="f11" draw:formula="?f10 / 5524500"/><draw:equation draw:name="f12" draw:formula="?f9 / 0"/><draw:equation draw:name="f13" draw:formula="21600 * ?f4"/><draw:equation draw:name="f14" draw:formula="0 / ?f11"/><draw:equation draw:name="f15" draw:formula="0 / ?f12"/><draw:equation draw:name="f16" draw:formula="5524500 / ?f11"/><draw:equation draw:name="f17" draw:formula="1 / ?f12"/><draw:equation draw:name="f18" draw:formula="?f13 / ?f6"/><draw:equation draw:name="f19" draw:formula="?f18 - ?f7"/><draw:equation draw:name="f20" draw:formula="?f19 / 0"/><draw:equation draw:name="f21" draw:formula="?f17 * ?f20"/><draw:equation draw:name="f22" draw:formula="?f15 * ?f20"/></draw:enhanced-geometry></draw:custom-shape></text:span></text:p>
      <text:p text:style-name="P13"/>
      <text:p text:style-name="P14">Recommendations Tracking Report<text:s/></text:p>
      <text:p text:style-name="P15"/>
      <text:p text:style-name="P16"> </text:p>
      <text:p text:style-name="P17"><text:span text:style-name="T18">{d.</text:span><text:span text:style-name="T19"><text:s/></text:span><text:span text:style-name="T20">AuditTitle}</text:span></text:p>
      <text:p text:style-name="P21">{d. AuditReference}</text:p>
      <text:p text:style-name="P22"><text:span text:style-name="T23">Number of recommendations made:<text:s/></text:span><text:span text:style-name="T24">{d.NumberOfRecommendations}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Ratings</text:p>
          </table:table-cell>
          <table:covered-table-cell/>
        </table:table-row>
        <table:table-row table:style-name="TableRow31">
          <table:table-cell table:style-name="TableCell32">
            <text:p text:style-name="P33">Priority</text:p>
          </table:table-cell>
          <table:table-cell table:style-name="TableCell34">
            <text:p text:style-name="P35">Risk areas identified</text:p>
          </table:table-cell>
        </table:table-row>
        <table:table-row table:style-name="TableRow36">
          <table:table-cell table:style-name="TableCell37">
            <text:p text:style-name="P38"/>
            <table:table table:style-name="Table39">
              <table:table-columns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Normal"><text:span text:style-name="T44">{d.</text:span><text:span text:style-name="T45">StatPriorities</text:span><text:span text:style-name="T46">[i].Priority}</text:span></text:p>
                </table:table-cell>
                <table:table-cell table:style-name="TableCell47">
                  <text:p text:style-name="P48"><text:span text:style-name="T49">{d.</text:span><text:span text:style-name="T50">StatPriorities</text:span><text:span text:style-name="T51">[i].Number}</text:span></text:p>
                </table:table-cell>
              </table:table-row>
              <table:table-row table:style-name="TableRow52">
                <table:table-cell table:style-name="TableCell53">
                  <text:p text:style-name="Normal"><text:span text:style-name="T54">{d.</text:span><text:span text:style-name="T55">StatPriorities</text:span><text:span text:style-name="T56">[i+1].Priority}</text:span></text:p>
                </table:table-cell>
                <table:table-cell table:style-name="TableCell57">
                  <text:p text:style-name="P58"><text:span text:style-name="T59">{d.</text:span><text:span text:style-name="T60">StatPriorities</text:span><text:span text:style-name="T61">[i+1].Number}</text:span></text:p>
                </table:table-cell>
              </table:table-row>
            </table:table>
            <text:p text:style-name="P62"/>
            <text:p text:style-name="Normal"/>
          </table:table-cell>
          <table:table-cell table:style-name="TableCell63">
            <text:p text:style-name="P64"/>
            <table:table table:style-name="Table65">
              <table:table-columns>
                <table:table-column table:style-name="TableColumn66"/>
                <table:table-column table:style-name="TableColumn67"/>
              </table:table-columns>
              <table:table-row table:style-name="TableRow68">
                <table:table-cell table:style-name="TableCell69">
                  <text:p text:style-name="Normal"><text:span text:style-name="T70">{d.</text:span><text:span text:style-name="T71">StatCharacterization</text:span><text:span text:style-name="T72">[i].Risk}</text:span></text:p>
                </table:table-cell>
                <table:table-cell table:style-name="TableCell73">
                  <text:p text:style-name="P74"><text:span text:style-name="T75">{d.</text:span><text:span text:style-name="T76">StatCharacterization</text:span><text:span text:style-name="T77">[i].Number}</text:span></text:p>
                </table:table-cell>
              </table:table-row>
              <table:table-row table:style-name="TableRow78">
                <table:table-cell table:style-name="TableCell79">
                  <text:p text:style-name="Normal"><text:span text:style-name="T80">{d.</text:span><text:span text:style-name="T81">StatCharacterization</text:span><text:span text:style-name="T82">[i+1].Risk}</text:span></text:p>
                </table:table-cell>
                <table:table-cell table:style-name="TableCell83">
                  <text:p text:style-name="P84"><text:span text:style-name="T85">{d.</text:span><text:span text:style-name="T86">StatCharacterization</text:span><text:span text:style-name="T87">[i+1].Number}</text:span></text:p>
                </table:table-cell>
              </table:table-row>
            </table:table>
            <text:p text:style-name="P88"/>
            <text:p text:style-name="P89"/>
          </table:table-cell>
        </table:table-row>
        <table:table-row table:style-name="TableRow90">
          <table:table-cell table:style-name="TableCell91">
            <text:p text:style-name="P92">Recommendations by type of entity</text:p>
          </table:table-cell>
          <table:table-cell table:style-name="TableCell93">
            <text:p text:style-name="P94">Importance of recommendations</text:p>
          </table:table-cell>
        </table:table-row>
        <table:table-row table:style-name="TableRow95">
          <table:table-cell table:style-name="TableCell96">
            <text:p text:style-name="P97"/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Normal"><text:span text:style-name="T103">{d.</text:span><text:span text:style-name="T104">StatLevel</text:span><text:span text:style-name="T105">[i].Level}</text:span></text:p>
                </table:table-cell>
                <table:table-cell table:style-name="TableCell106">
                  <text:p text:style-name="P107"><text:span text:style-name="T108">{d.</text:span><text:span text:style-name="T109">StatLevel</text:span><text:span text:style-name="T110">[i].Number}</text:span></text:p>
                </table:table-cell>
              </table:table-row>
              <table:table-row table:style-name="TableRow111">
                <table:table-cell table:style-name="TableCell112">
                  <text:p text:style-name="Normal"><text:span text:style-name="T113">{d.</text:span><text:span text:style-name="T114">StatLevel</text:span><text:span text:style-name="T115">[i+1].Level}</text:span></text:p>
                </table:table-cell>
                <table:table-cell table:style-name="TableCell116">
                  <text:p text:style-name="P117"><text:span text:style-name="T118">{d.</text:span><text:span text:style-name="T119">StatLevel</text:span><text:span text:style-name="T120">[i+1].Number}</text:span></text:p>
                </table:table-cell>
              </table:table-row>
            </table:table>
            <text:p text:style-name="P121"/>
            <text:p text:style-name="P122"/>
          </table:table-cell>
          <table:table-cell table:style-name="TableCell123">
            <text:p text:style-name="P124"/>
            <table:table table:style-name="Table125">
              <table:table-columns>
                <table:table-column table:style-name="TableColumn126"/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Normal"><text:span text:style-name="T130">{d.</text:span><text:span text:style-name="T131">StatImportance</text:span><text:span text:style-name="T132">[i].Importance}</text:span></text:p>
                </table:table-cell>
                <table:table-cell table:style-name="TableCell133">
                  <text:p text:style-name="P134"><text:span text:style-name="T135">{d.</text:span><text:span text:style-name="T136">StatImportance</text:span><text:span text:style-name="T137">[i].Number}</text:span></text:p>
                </table:table-cell>
              </table:table-row>
              <table:table-row table:style-name="TableRow138">
                <table:table-cell table:style-name="TableCell139">
                  <text:p text:style-name="Normal"><text:span text:style-name="T140">{d.</text:span><text:span text:style-name="T141">StatImportance</text:span><text:span text:style-name="T142">[i+1].Importance}</text:span></text:p>
                </table:table-cell>
                <table:table-cell table:style-name="TableCell143">
                  <text:p text:style-name="P144"><text:span text:style-name="T145">{d.</text:span><text:span text:style-name="T146">StatImportance</text:span><text:span text:style-name="T147">[i+1].Number}</text:span></text:p>
                </table:table-cell>
              </table:table-row>
            </table:table>
            <text:p text:style-name="P148"/>
            <text:p text:style-name="P149"/>
          </table:table-cell>
        </table:table-row>
        <table:table-row table:style-name="TableRow150">
          <table:table-cell table:style-name="TableCell151">
            <text:p text:style-name="P152"><text:span text:style-name="T153">Status</text:span></text:p>
          </table:table-cell>
          <table:table-cell table:style-name="TableCell154">
            <text:p text:style-name="P155">Repeated?</text:p>
          </table:table-cell>
        </table:table-row>
        <table:table-row table:style-name="TableRow156">
          <table:table-cell table:style-name="TableCell157">
            <text:p text:style-name="P158"/>
            <table:table table:style-name="Table159">
              <table:table-columns>
                <table:table-column table:style-name="TableColumn160"/>
                <table:table-column table:style-name="TableColumn161"/>
              </table:table-columns>
              <table:table-row table:style-name="TableRow162">
                <table:table-cell table:style-name="TableCell163">
                  <text:p text:style-name="Normal"><text:span text:style-name="T164">{d.</text:span><text:span text:style-name="T165">StatStatus</text:span><text:span text:style-name="T166">[i].Status}</text:span></text:p>
                </table:table-cell>
                <table:table-cell table:style-name="TableCell167">
                  <text:p text:style-name="P168"><text:span text:style-name="T169">{d.</text:span><text:span text:style-name="T170">StatStatus</text:span><text:span text:style-name="T171">[i].Number}</text:span></text:p>
                </table:table-cell>
              </table:table-row>
              <table:table-row table:style-name="TableRow172">
                <table:table-cell table:style-name="TableCell173">
                  <text:p text:style-name="Normal"><text:span text:style-name="T174">{d.</text:span><text:span text:style-name="T175">StatStatus</text:span><text:span text:style-name="T176">[i+1].Status}</text:span></text:p>
                </table:table-cell>
                <table:table-cell table:style-name="TableCell177">
                  <text:p text:style-name="P178"><text:span text:style-name="T179">{d.</text:span><text:span text:style-name="T180">StatStatus</text:span><text:span text:style-name="T181">[i+1].N</text:span><text:soft-page-break/><text:span text:style-name="T182">umber}</text:span></text:p>
                </table:table-cell>
              </table:table-row>
            </table:table>
            <text:p text:style-name="P183"/>
            <text:p text:style-name="P184"/>
          </table:table-cell>
          <table:table-cell table:style-name="TableCell185">
            <text:p text:style-name="P186"/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>
                  <text:p text:style-name="Normal"><text:span text:style-name="T192">Total</text:span></text:p>
                </table:table-cell>
                <table:table-cell table:style-name="TableCell193">
                  <text:p text:style-name="P194"><text:span text:style-name="T195">{d.</text:span><text:span text:style-name="T196">NumberOfRecommendations</text:span><text:span text:style-name="T197">}</text:span></text:p>
                </table:table-cell>
              </table:table-row>
              <table:table-row table:style-name="TableRow198">
                <table:table-cell table:style-name="TableCell199">
                  <text:p text:style-name="Normal"><text:span text:style-name="T200">New</text:span></text:p>
                </table:table-cell>
                <table:table-cell table:style-name="TableCell201">
                  <text:p text:style-name="P202"><text:span text:style-name="T203">{d.</text:span><text:span text:style-name="T204">NumberOf</text:span><text:span text:style-name="T205">New</text:span><text:span text:style-name="T206">Recommendations</text:span><text:span text:style-name="T207">}</text:span></text:p>
                </table:table-cell>
              </table:table-row>
              <table:table-row table:style-name="TableRow208">
                <table:table-cell table:style-name="TableCell209">
                  <text:p text:style-name="P210">Repeated</text:p>
                </table:table-cell>
                <table:table-cell table:style-name="TableCell211">
                  <text:p text:style-name="P212"><text:span text:style-name="T213">{d.</text:span><text:span text:style-name="T214">NumberOf</text:span><text:span text:style-name="T215">Rep</text:span><text:span text:style-name="T216">Recommendations</text:span><text:span text:style-name="T217">}</text:span></text:p>
                </table:table-cell>
              </table:table-row>
              <text:soft-page-break/>
              <table:table-row table:style-name="TableRow218">
                <table:table-cell table:style-name="TableCell219">
                  <text:p text:style-name="P220">Partially rep.</text:p>
                </table:table-cell>
                <table:table-cell table:style-name="TableCell221">
                  <text:p text:style-name="P222"><text:span text:style-name="T223">{d.</text:span><text:s/><text:span text:style-name="T224">NumberOfPartRecommendations</text:span><text:span text:style-name="T225">}</text:span></text:p>
                </table:table-cell>
              </table:table-row>
            </table:table>
            <text:p text:style-name="P226"/>
            <text:p text:style-name="P227"/>
          </table:table-cell>
        </table:table-row>
      </table:table>
      <text:p text:style-name="Normal"/>
      <text:p text:style-name="Normal"/>
      <text:p text:style-name="P228"/>
      <text:p text:style-name="P231">Progress of recommendations</text:p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Recommendation</text:p>
          </table:table-cell>
          <table:table-cell table:style-name="TableCell241">
            <text:p text:style-name="P242">Priority</text:p>
          </table:table-cell>
          <table:table-cell table:style-name="TableCell243">
            <text:p text:style-name="P244">Risk</text:p>
          </table:table-cell>
          <table:table-cell table:style-name="TableCell245">
            <text:p text:style-name="P246">Timeline</text:p>
          </table:table-cell>
          <table:table-cell table:style-name="TableCell247">
            <text:p text:style-name="P248">Current Status</text:p>
          </table:table-cell>
        </table:table-row>
        <table:table-row table:style-name="TableRow249">
          <table:table-cell table:style-name="TableCell250">
            <text:p text:style-name="Normal"><text:span text:style-name="T251">{d.</text:span><text:span text:style-name="T252">Recommendations</text:span><text:span text:style-name="T253">[i].Description}</text:span></text:p>
          </table:table-cell>
          <table:table-cell table:style-name="TableCell254">
            <text:p text:style-name="P255"><text:span text:style-name="T256">{d.</text:span><text:span text:style-name="T257">Recommendations</text:span><text:span text:style-name="T258">[i].Priority}</text:span></text:p>
          </table:table-cell>
          <table:table-cell table:style-name="TableCell259">
            <text:p text:style-name="Normal"><text:span text:style-name="T260">{d.</text:span><text:span text:style-name="T261">Recommendations</text:span><text:span text:style-name="T262">[i].Risk}</text:span></text:p>
            <text:p text:style-name="Normal"><text:span text:style-name="T263">(</text:span><text:span text:style-name="T264">{d.</text:span><text:span text:style-name="T265">Recommendations</text:span><text:span text:style-name="T266">[i].Riskevaluation}</text:span><text:span text:style-name="T267">)</text:span></text:p>
          </table:table-cell>
          <table:table-cell table:style-name="TableCell268">
            <text:p text:style-name="Normal"><text:span text:style-name="T269">{d.</text:span><text:span text:style-name="T270">Recommendations</text:span><text:span text:style-name="T271">[i].Timeline}</text:span></text:p>
          </table:table-cell>
          <table:table-cell table:style-name="TableCell272">
            <text:p text:style-name="Normal"><text:span text:style-name="T273">{d.</text:span><text:span text:style-name="T274">Recommendations</text:span><text:span text:style-name="T275">[i].Status}</text:span></text:p>
          </table:table-cell>
        </table:table-row>
        <table:table-row table:style-name="TableRow276">
          <table:table-cell table:style-name="TableCell277">
            <text:p text:style-name="Normal"><text:span text:style-name="T278">{d.</text:span><text:span text:style-name="T279">Recommendations</text:span><text:span text:style-name="T280">[i+1].Description}</text:span></text:p>
          </table:table-cell>
          <table:table-cell table:style-name="TableCell281">
            <text:p text:style-name="P282"><text:span text:style-name="T283">{d.</text:span><text:span text:style-name="T284">Recommendations</text:span><text:span text:style-name="T285">[i+1].Priority}</text:span></text:p>
          </table:table-cell>
          <table:table-cell table:style-name="TableCell286">
            <text:p text:style-name="Normal"><text:span text:style-name="T287">{d.</text:span><text:span text:style-name="T288">Recommendations</text:span><text:span text:style-name="T289">[i+1].Risk}</text:span></text:p>
            <text:p text:style-name="Normal"><text:span text:style-name="T290">(</text:span><text:span text:style-name="T291">{d.</text:span><text:span text:style-name="T292">Recommendations</text:span><text:span text:style-name="T293">[i+1].Riskevaluation}</text:span><text:span text:style-name="T294">)</text:span></text:p>
          </table:table-cell>
          <table:table-cell table:style-name="TableCell295">
            <text:p text:style-name="Normal"><text:span text:style-name="T296">{d.</text:span><text:span text:style-name="T297">Recommendations</text:span><text:span text:style-name="T298">[i+1].Timeline}</text:span></text:p>
          </table:table-cell>
          <table:table-cell table:style-name="TableCell299">
            <text:p text:style-name="Normal"><text:span text:style-name="T300">{d.</text:span><text:span text:style-name="T301">Recommendations</text:span><text:span text:style-name="T302">[i+1].Status}</text:span></text:p>
          </table:table-cell>
        </table:table-row>
      </table:table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style:style style:name="TableContents" style:display-name="Table Contents" style:family="paragraph" style:parent-style-name="Normal">
      <style:paragraph-properties text:number-lines="false"/>
      <style:text-properties style:font-name="Liberation Serif" style:font-name-asian="SimSun" style:font-name-complex="Lucida Sans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  <style:page-layout style:name="PL1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229" style:parent-style-name="Rodapé" style:family="paragraph">
      <style:paragraph-properties fo:text-align="center"/>
    </style:style>
    <style:style style:name="T230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  <style:master-page style:name="MP1" style:page-layout-name="PL1">
      <style:footer>
        <text:p text:style-name="P229"><text:span text:style-name="T230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20-02-21T09:26:00Z</meta:creation-date>
    <dc:date>2020-02-21T09:26:00Z</dc:date>
    <meta:template xlink:href="Normal.dotm" xlink:type="simple"/>
    <meta:editing-cycles>2</meta:editing-cycles>
    <meta:editing-duration>PT0S</meta:editing-duration>
    <meta:document-statistic meta:page-count="3" meta:paragraph-count="3" meta:word-count="246" meta:character-count="1575" meta:row-count="11" meta:non-whitespace-character-count="1332"/>
  </office:meta>
</office:document-meta>
</file>